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solid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<text:note text:id="ftn0" text:note-class="footnote"><text:note-citation>1</text:note-citation><text:note-body><text:p text:style-name="Footnote">Footnote text</text:p></text:note-body></text:note> with a footno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8:33.60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2" meta:word-count="8" meta:character-count="40"/>
  </office:meta>
</office:document-meta>
</file>